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1.90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_2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float" office:value="159.92">
            <text:p>159,92</text:p>
          </table:table-cell>
          <table:table-cell>
            <draw:frame table:end-cell-address="Лист1_2.O23" table:end-x="0.354cm" table:end-y="0.155cm" draw:z-index="0" draw:style-name="gr1" svg:width="27.177cm" svg:height="9.484cm" svg:x="0.274cm" svg:y="0.336cm">
              <draw:object draw:notify-on-update-of-ranges="Лист1_2.A1:Лист1_2.A160 Лист1_2.B1:Лист1_2.B1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1" office:value-type="float" office:value="3254.2">
            <text:p>3254,2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style-name="ce1" office:value-type="float" office:value="3341.76">
            <text:p>3341,7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style-name="ce1" office:value-type="float" office:value="3932.48">
            <text:p>3932,4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style-name="ce1" office:value-type="float" office:value="4007.86">
            <text:p>4007,86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style-name="ce1" office:value-type="float" office:value="3538.2">
            <text:p>3538,2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style-name="ce1" office:value-type="float" office:value="3313.52">
            <text:p>3313,52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style-name="ce1" office:value-type="float" office:value="3345.7">
            <text:p>3345,70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table:style-name="ce1" office:value-type="float" office:value="2917.66">
            <text:p>2917,66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table:style-name="ce1" office:value-type="float" office:value="2625.8">
            <text:p>2625,80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table:style-name="ce1" office:value-type="float" office:value="2759.3">
            <text:p>2759,30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table:style-name="ce1" office:value-type="float" office:value="2624.52">
            <text:p>2624,52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table:style-name="ce1" office:value-type="float" office:value="2276.14">
            <text:p>2276,14</text:p>
          </table:table-cell>
          <table:table-cell/>
        </table:table-row>
        <table:table-row table:style-name="ro1">
          <table:table-cell office:value-type="float" office:value="833">
            <text:p>833</text:p>
          </table:table-cell>
          <table:table-cell table:style-name="ce1" office:value-type="float" office:value="2180.3">
            <text:p>2180,30</text:p>
          </table:table-cell>
          <table:table-cell/>
        </table:table-row>
        <table:table-row table:style-name="ro1">
          <table:table-cell office:value-type="float" office:value="897">
            <text:p>897</text:p>
          </table:table-cell>
          <table:table-cell table:style-name="ce1" office:value-type="float" office:value="2041.82">
            <text:p>2041,82</text:p>
          </table:table-cell>
          <table:table-cell/>
        </table:table-row>
        <table:table-row table:style-name="ro1">
          <table:table-cell office:value-type="float" office:value="961">
            <text:p>961</text:p>
          </table:table-cell>
          <table:table-cell table:style-name="ce1" office:value-type="float" office:value="2046.18">
            <text:p>2046,18</text:p>
          </table:table-cell>
          <table:table-cell/>
        </table:table-row>
        <table:table-row table:style-name="ro1">
          <table:table-cell office:value-type="float" office:value="1025">
            <text:p>1025</text:p>
          </table:table-cell>
          <table:table-cell table:style-name="ce1" office:value-type="float" office:value="1939.89">
            <text:p>1939,89</text:p>
          </table:table-cell>
          <table:table-cell/>
        </table:table-row>
        <table:table-row table:style-name="ro1">
          <table:table-cell office:value-type="float" office:value="1089">
            <text:p>1089</text:p>
          </table:table-cell>
          <table:table-cell table:style-name="ce1" office:value-type="float" office:value="1923.15">
            <text:p>1923,15</text:p>
          </table:table-cell>
          <table:table-cell/>
        </table:table-row>
        <table:table-row table:style-name="ro1">
          <table:table-cell office:value-type="float" office:value="1153">
            <text:p>1153</text:p>
          </table:table-cell>
          <table:table-cell table:style-name="ce1" office:value-type="float" office:value="1699.36">
            <text:p>1699,36</text:p>
          </table:table-cell>
          <table:table-cell/>
        </table:table-row>
        <table:table-row table:style-name="ro1">
          <table:table-cell office:value-type="float" office:value="1217">
            <text:p>1217</text:p>
          </table:table-cell>
          <table:table-cell table:style-name="ce1" office:value-type="float" office:value="1747.98">
            <text:p>1747,98</text:p>
          </table:table-cell>
          <table:table-cell/>
        </table:table-row>
        <table:table-row table:style-name="ro1">
          <table:table-cell office:value-type="float" office:value="1281">
            <text:p>1281</text:p>
          </table:table-cell>
          <table:table-cell table:style-name="ce1" office:value-type="float" office:value="1604.56">
            <text:p>1604,56</text:p>
          </table:table-cell>
          <table:table-cell/>
        </table:table-row>
        <table:table-row table:style-name="ro1">
          <table:table-cell office:value-type="float" office:value="1345">
            <text:p>1345</text:p>
          </table:table-cell>
          <table:table-cell table:style-name="ce1" office:value-type="float" office:value="1656.73">
            <text:p>1656,73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 table:style-name="ce1" office:value-type="float" office:value="1561.98">
            <text:p>1561,98</text:p>
          </table:table-cell>
          <table:table-cell/>
        </table:table-row>
        <table:table-row table:style-name="ro1">
          <table:table-cell office:value-type="float" office:value="1473">
            <text:p>1473</text:p>
          </table:table-cell>
          <table:table-cell table:style-name="ce1" office:value-type="float" office:value="1589.81">
            <text:p>1589,81</text:p>
          </table:table-cell>
          <table:table-cell/>
        </table:table-row>
        <table:table-row table:style-name="ro1">
          <table:table-cell office:value-type="float" office:value="1537">
            <text:p>1537</text:p>
          </table:table-cell>
          <table:table-cell table:style-name="ce1" office:value-type="float" office:value="1582.05">
            <text:p>1582,05</text:p>
          </table:table-cell>
          <table:table-cell/>
        </table:table-row>
        <table:table-row table:style-name="ro1">
          <table:table-cell office:value-type="float" office:value="1601">
            <text:p>1601</text:p>
          </table:table-cell>
          <table:table-cell table:style-name="ce1" office:value-type="float" office:value="1517.53">
            <text:p>1517,53</text:p>
          </table:table-cell>
          <table:table-cell/>
        </table:table-row>
        <table:table-row table:style-name="ro1">
          <table:table-cell office:value-type="float" office:value="1665">
            <text:p>1665</text:p>
          </table:table-cell>
          <table:table-cell table:style-name="ce1" office:value-type="float" office:value="1486.43">
            <text:p>1486,43</text:p>
          </table:table-cell>
          <table:table-cell/>
        </table:table-row>
        <table:table-row table:style-name="ro1">
          <table:table-cell office:value-type="float" office:value="1729">
            <text:p>1729</text:p>
          </table:table-cell>
          <table:table-cell table:style-name="ce1" office:value-type="float" office:value="1513.8">
            <text:p>1513,80</text:p>
          </table:table-cell>
          <table:table-cell/>
        </table:table-row>
        <table:table-row table:style-name="ro1">
          <table:table-cell office:value-type="float" office:value="1793">
            <text:p>1793</text:p>
          </table:table-cell>
          <table:table-cell table:style-name="ce1" office:value-type="float" office:value="1497.93">
            <text:p>1497,93</text:p>
          </table:table-cell>
          <table:table-cell/>
        </table:table-row>
        <table:table-row table:style-name="ro1">
          <table:table-cell office:value-type="float" office:value="1857">
            <text:p>1857</text:p>
          </table:table-cell>
          <table:table-cell table:style-name="ce1" office:value-type="float" office:value="1500.8">
            <text:p>1500,80</text:p>
          </table:table-cell>
          <table:table-cell/>
        </table:table-row>
        <table:table-row table:style-name="ro1">
          <table:table-cell office:value-type="float" office:value="1921">
            <text:p>1921</text:p>
          </table:table-cell>
          <table:table-cell table:style-name="ce1" office:value-type="float" office:value="1456.57">
            <text:p>1456,57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table:style-name="ce1" office:value-type="float" office:value="1464.49">
            <text:p>1464,49</text:p>
          </table:table-cell>
          <table:table-cell/>
        </table:table-row>
        <table:table-row table:style-name="ro1">
          <table:table-cell office:value-type="float" office:value="2049">
            <text:p>2049</text:p>
          </table:table-cell>
          <table:table-cell table:style-name="ce1" office:value-type="float" office:value="1455.5">
            <text:p>1455,50</text:p>
          </table:table-cell>
          <table:table-cell/>
        </table:table-row>
        <table:table-row table:style-name="ro1">
          <table:table-cell office:value-type="float" office:value="2113">
            <text:p>2113</text:p>
          </table:table-cell>
          <table:table-cell table:style-name="ce1" office:value-type="float" office:value="1450.07">
            <text:p>1450,07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 table:style-name="ce1" office:value-type="float" office:value="1422.86">
            <text:p>1422,86</text:p>
          </table:table-cell>
          <table:table-cell/>
        </table:table-row>
        <table:table-row table:style-name="ro1">
          <table:table-cell office:value-type="float" office:value="2241">
            <text:p>2241</text:p>
          </table:table-cell>
          <table:table-cell table:style-name="ce1" office:value-type="float" office:value="1427.91">
            <text:p>1427,91</text:p>
          </table:table-cell>
          <table:table-cell/>
        </table:table-row>
        <table:table-row table:style-name="ro1">
          <table:table-cell office:value-type="float" office:value="2305">
            <text:p>2305</text:p>
          </table:table-cell>
          <table:table-cell table:style-name="ce1" office:value-type="float" office:value="1430.35">
            <text:p>1430,35</text:p>
          </table:table-cell>
          <table:table-cell/>
        </table:table-row>
        <table:table-row table:style-name="ro1">
          <table:table-cell office:value-type="float" office:value="2369">
            <text:p>2369</text:p>
          </table:table-cell>
          <table:table-cell table:style-name="ce1" office:value-type="float" office:value="1421.35">
            <text:p>1421,35</text:p>
          </table:table-cell>
          <table:table-cell/>
        </table:table-row>
        <table:table-row table:style-name="ro1">
          <table:table-cell office:value-type="float" office:value="2433">
            <text:p>2433</text:p>
          </table:table-cell>
          <table:table-cell table:style-name="ce1" office:value-type="float" office:value="1414.97">
            <text:p>1414,97</text:p>
          </table:table-cell>
          <table:table-cell/>
        </table:table-row>
        <table:table-row table:style-name="ro1">
          <table:table-cell office:value-type="float" office:value="2497">
            <text:p>2497</text:p>
          </table:table-cell>
          <table:table-cell table:style-name="ce1" office:value-type="float" office:value="1408.67">
            <text:p>1408,67</text:p>
          </table:table-cell>
          <table:table-cell/>
        </table:table-row>
        <table:table-row table:style-name="ro1">
          <table:table-cell office:value-type="float" office:value="2561">
            <text:p>2561</text:p>
          </table:table-cell>
          <table:table-cell table:style-name="ce1" office:value-type="float" office:value="1414.94">
            <text:p>1414,94</text:p>
          </table:table-cell>
          <table:table-cell/>
        </table:table-row>
        <table:table-row table:style-name="ro1">
          <table:table-cell office:value-type="float" office:value="2625">
            <text:p>2625</text:p>
          </table:table-cell>
          <table:table-cell table:style-name="ce1" office:value-type="float" office:value="1411.93">
            <text:p>1411,93</text:p>
          </table:table-cell>
          <table:table-cell/>
        </table:table-row>
        <table:table-row table:style-name="ro1">
          <table:table-cell office:value-type="float" office:value="2689">
            <text:p>2689</text:p>
          </table:table-cell>
          <table:table-cell table:style-name="ce1" office:value-type="float" office:value="1403.27">
            <text:p>1403,27</text:p>
          </table:table-cell>
          <table:table-cell/>
        </table:table-row>
        <table:table-row table:style-name="ro1">
          <table:table-cell office:value-type="float" office:value="2753">
            <text:p>2753</text:p>
          </table:table-cell>
          <table:table-cell table:style-name="ce1" office:value-type="float" office:value="1414.28">
            <text:p>1414,28</text:p>
          </table:table-cell>
          <table:table-cell/>
        </table:table-row>
        <table:table-row table:style-name="ro1">
          <table:table-cell office:value-type="float" office:value="2817">
            <text:p>2817</text:p>
          </table:table-cell>
          <table:table-cell table:style-name="ce1" office:value-type="float" office:value="1410.34">
            <text:p>1410,34</text:p>
          </table:table-cell>
          <table:table-cell/>
        </table:table-row>
        <table:table-row table:style-name="ro1">
          <table:table-cell office:value-type="float" office:value="2881">
            <text:p>2881</text:p>
          </table:table-cell>
          <table:table-cell table:style-name="ce1" office:value-type="float" office:value="1404.01">
            <text:p>1404,01</text:p>
          </table:table-cell>
          <table:table-cell/>
        </table:table-row>
        <table:table-row table:style-name="ro1">
          <table:table-cell office:value-type="float" office:value="2945">
            <text:p>2945</text:p>
          </table:table-cell>
          <table:table-cell table:style-name="ce1" office:value-type="float" office:value="1410.99">
            <text:p>1410,99</text:p>
          </table:table-cell>
          <table:table-cell/>
        </table:table-row>
        <table:table-row table:style-name="ro1">
          <table:table-cell office:value-type="float" office:value="3009">
            <text:p>3009</text:p>
          </table:table-cell>
          <table:table-cell table:style-name="ce1" office:value-type="float" office:value="1409.77">
            <text:p>1409,77</text:p>
          </table:table-cell>
          <table:table-cell/>
        </table:table-row>
        <table:table-row table:style-name="ro1">
          <table:table-cell office:value-type="float" office:value="3073">
            <text:p>3073</text:p>
          </table:table-cell>
          <table:table-cell table:style-name="ce1" office:value-type="float" office:value="1405.45">
            <text:p>1405,45</text:p>
          </table:table-cell>
          <table:table-cell/>
        </table:table-row>
        <table:table-row table:style-name="ro1">
          <table:table-cell office:value-type="float" office:value="3137">
            <text:p>3137</text:p>
          </table:table-cell>
          <table:table-cell table:style-name="ce1" office:value-type="float" office:value="1406.52">
            <text:p>1406,52</text:p>
          </table:table-cell>
          <table:table-cell/>
        </table:table-row>
        <table:table-row table:style-name="ro1">
          <table:table-cell office:value-type="float" office:value="3201">
            <text:p>3201</text:p>
          </table:table-cell>
          <table:table-cell table:style-name="ce1" office:value-type="float" office:value="1406.06">
            <text:p>1406,06</text:p>
          </table:table-cell>
          <table:table-cell/>
        </table:table-row>
        <table:table-row table:style-name="ro1">
          <table:table-cell office:value-type="float" office:value="3265">
            <text:p>3265</text:p>
          </table:table-cell>
          <table:table-cell table:style-name="ce1" office:value-type="float" office:value="1412.51">
            <text:p>1412,51</text:p>
          </table:table-cell>
          <table:table-cell/>
        </table:table-row>
        <table:table-row table:style-name="ro1">
          <table:table-cell office:value-type="float" office:value="3329">
            <text:p>3329</text:p>
          </table:table-cell>
          <table:table-cell table:style-name="ce1" office:value-type="float" office:value="1405.48">
            <text:p>1405,48</text:p>
          </table:table-cell>
          <table:table-cell/>
        </table:table-row>
        <table:table-row table:style-name="ro1">
          <table:table-cell office:value-type="float" office:value="3393">
            <text:p>3393</text:p>
          </table:table-cell>
          <table:table-cell table:style-name="ce1" office:value-type="float" office:value="1411.76">
            <text:p>1411,76</text:p>
          </table:table-cell>
          <table:table-cell/>
        </table:table-row>
        <table:table-row table:style-name="ro1">
          <table:table-cell office:value-type="float" office:value="3457">
            <text:p>3457</text:p>
          </table:table-cell>
          <table:table-cell table:style-name="ce1" office:value-type="float" office:value="1412.55">
            <text:p>1412,55</text:p>
          </table:table-cell>
          <table:table-cell/>
        </table:table-row>
        <table:table-row table:style-name="ro1">
          <table:table-cell office:value-type="float" office:value="3521">
            <text:p>3521</text:p>
          </table:table-cell>
          <table:table-cell table:style-name="ce1" office:value-type="float" office:value="1407.68">
            <text:p>1407,68</text:p>
          </table:table-cell>
          <table:table-cell/>
        </table:table-row>
        <table:table-row table:style-name="ro1">
          <table:table-cell office:value-type="float" office:value="3585">
            <text:p>3585</text:p>
          </table:table-cell>
          <table:table-cell table:style-name="ce1" office:value-type="float" office:value="1405.45">
            <text:p>1405,45</text:p>
          </table:table-cell>
          <table:table-cell/>
        </table:table-row>
        <table:table-row table:style-name="ro1">
          <table:table-cell office:value-type="float" office:value="3649">
            <text:p>3649</text:p>
          </table:table-cell>
          <table:table-cell table:style-name="ce1" office:value-type="float" office:value="1412.01">
            <text:p>1412,01</text:p>
          </table:table-cell>
          <table:table-cell/>
        </table:table-row>
        <table:table-row table:style-name="ro1">
          <table:table-cell office:value-type="float" office:value="3713">
            <text:p>3713</text:p>
          </table:table-cell>
          <table:table-cell table:style-name="ce1" office:value-type="float" office:value="1409.99">
            <text:p>1409,99</text:p>
          </table:table-cell>
          <table:table-cell/>
        </table:table-row>
        <table:table-row table:style-name="ro1">
          <table:table-cell office:value-type="float" office:value="3777">
            <text:p>3777</text:p>
          </table:table-cell>
          <table:table-cell table:style-name="ce1" office:value-type="float" office:value="1407.87">
            <text:p>1407,87</text:p>
          </table:table-cell>
          <table:table-cell/>
        </table:table-row>
        <table:table-row table:style-name="ro1">
          <table:table-cell office:value-type="float" office:value="3841">
            <text:p>3841</text:p>
          </table:table-cell>
          <table:table-cell table:style-name="ce1" office:value-type="float" office:value="1405.21">
            <text:p>1405,21</text:p>
          </table:table-cell>
          <table:table-cell/>
        </table:table-row>
        <table:table-row table:style-name="ro1">
          <table:table-cell office:value-type="float" office:value="3905">
            <text:p>3905</text:p>
          </table:table-cell>
          <table:table-cell table:style-name="ce1" office:value-type="float" office:value="1414.02">
            <text:p>1414,02</text:p>
          </table:table-cell>
          <table:table-cell/>
        </table:table-row>
        <table:table-row table:style-name="ro1">
          <table:table-cell office:value-type="float" office:value="3969">
            <text:p>3969</text:p>
          </table:table-cell>
          <table:table-cell table:style-name="ce1" office:value-type="float" office:value="1409.03">
            <text:p>1409,03</text:p>
          </table:table-cell>
          <table:table-cell/>
        </table:table-row>
        <table:table-row table:style-name="ro1">
          <table:table-cell office:value-type="float" office:value="4033">
            <text:p>4033</text:p>
          </table:table-cell>
          <table:table-cell table:style-name="ce1" office:value-type="float" office:value="1414.81">
            <text:p>1414,81</text:p>
          </table:table-cell>
          <table:table-cell/>
        </table:table-row>
        <table:table-row table:style-name="ro1">
          <table:table-cell office:value-type="float" office:value="4097">
            <text:p>4097</text:p>
          </table:table-cell>
          <table:table-cell table:style-name="ce1" office:value-type="float" office:value="1408.61">
            <text:p>1408,61</text:p>
          </table:table-cell>
          <table:table-cell/>
        </table:table-row>
        <table:table-row table:style-name="ro1">
          <table:table-cell office:value-type="float" office:value="4161">
            <text:p>4161</text:p>
          </table:table-cell>
          <table:table-cell table:style-name="ce1" office:value-type="float" office:value="1413.77">
            <text:p>1413,77</text:p>
          </table:table-cell>
          <table:table-cell/>
        </table:table-row>
        <table:table-row table:style-name="ro1">
          <table:table-cell office:value-type="float" office:value="4225">
            <text:p>4225</text:p>
          </table:table-cell>
          <table:table-cell table:style-name="ce1" office:value-type="float" office:value="1410.81">
            <text:p>1410,81</text:p>
          </table:table-cell>
          <table:table-cell/>
        </table:table-row>
        <table:table-row table:style-name="ro1">
          <table:table-cell office:value-type="float" office:value="4289">
            <text:p>4289</text:p>
          </table:table-cell>
          <table:table-cell table:style-name="ce1" office:value-type="float" office:value="1412.79">
            <text:p>1412,79</text:p>
          </table:table-cell>
          <table:table-cell/>
        </table:table-row>
        <table:table-row table:style-name="ro1">
          <table:table-cell office:value-type="float" office:value="4353">
            <text:p>4353</text:p>
          </table:table-cell>
          <table:table-cell table:style-name="ce1" office:value-type="float" office:value="1409.14">
            <text:p>1409,14</text:p>
          </table:table-cell>
          <table:table-cell/>
        </table:table-row>
        <table:table-row table:style-name="ro1">
          <table:table-cell office:value-type="float" office:value="4417">
            <text:p>4417</text:p>
          </table:table-cell>
          <table:table-cell table:style-name="ce1" office:value-type="float" office:value="1414.1">
            <text:p>1414,10</text:p>
          </table:table-cell>
          <table:table-cell/>
        </table:table-row>
        <table:table-row table:style-name="ro1">
          <table:table-cell office:value-type="float" office:value="4481">
            <text:p>4481</text:p>
          </table:table-cell>
          <table:table-cell table:style-name="ce1" office:value-type="float" office:value="1409.6">
            <text:p>1409,60</text:p>
          </table:table-cell>
          <table:table-cell/>
        </table:table-row>
        <table:table-row table:style-name="ro1">
          <table:table-cell office:value-type="float" office:value="4545">
            <text:p>4545</text:p>
          </table:table-cell>
          <table:table-cell table:style-name="ce1" office:value-type="float" office:value="1413.51">
            <text:p>1413,51</text:p>
          </table:table-cell>
          <table:table-cell/>
        </table:table-row>
        <table:table-row table:style-name="ro1">
          <table:table-cell office:value-type="float" office:value="4609">
            <text:p>4609</text:p>
          </table:table-cell>
          <table:table-cell table:style-name="ce1" office:value-type="float" office:value="1407.68">
            <text:p>1407,68</text:p>
          </table:table-cell>
          <table:table-cell/>
        </table:table-row>
        <table:table-row table:style-name="ro1">
          <table:table-cell office:value-type="float" office:value="4673">
            <text:p>4673</text:p>
          </table:table-cell>
          <table:table-cell table:style-name="ce1" office:value-type="float" office:value="1410.78">
            <text:p>1410,78</text:p>
          </table:table-cell>
          <table:table-cell/>
        </table:table-row>
        <table:table-row table:style-name="ro1">
          <table:table-cell office:value-type="float" office:value="4737">
            <text:p>4737</text:p>
          </table:table-cell>
          <table:table-cell table:style-name="ce1" office:value-type="float" office:value="1415.45">
            <text:p>1415,45</text:p>
          </table:table-cell>
          <table:table-cell/>
        </table:table-row>
        <table:table-row table:style-name="ro1">
          <table:table-cell office:value-type="float" office:value="4801">
            <text:p>4801</text:p>
          </table:table-cell>
          <table:table-cell table:style-name="ce1" office:value-type="float" office:value="1407.81">
            <text:p>1407,81</text:p>
          </table:table-cell>
          <table:table-cell/>
        </table:table-row>
        <table:table-row table:style-name="ro1">
          <table:table-cell office:value-type="float" office:value="4865">
            <text:p>4865</text:p>
          </table:table-cell>
          <table:table-cell table:style-name="ce1" office:value-type="float" office:value="1410.02">
            <text:p>1410,02</text:p>
          </table:table-cell>
          <table:table-cell/>
        </table:table-row>
        <table:table-row table:style-name="ro1">
          <table:table-cell office:value-type="float" office:value="4929">
            <text:p>4929</text:p>
          </table:table-cell>
          <table:table-cell table:style-name="ce1" office:value-type="float" office:value="1407.58">
            <text:p>1407,58</text:p>
          </table:table-cell>
          <table:table-cell/>
        </table:table-row>
        <table:table-row table:style-name="ro1">
          <table:table-cell office:value-type="float" office:value="4993">
            <text:p>4993</text:p>
          </table:table-cell>
          <table:table-cell table:style-name="ce1" office:value-type="float" office:value="1414.05">
            <text:p>1414,05</text:p>
          </table:table-cell>
          <table:table-cell/>
        </table:table-row>
        <table:table-row table:style-name="ro1">
          <table:table-cell office:value-type="float" office:value="5057">
            <text:p>5057</text:p>
          </table:table-cell>
          <table:table-cell table:style-name="ce1" office:value-type="float" office:value="1412.56">
            <text:p>1412,56</text:p>
          </table:table-cell>
          <table:table-cell/>
        </table:table-row>
        <table:table-row table:style-name="ro1">
          <table:table-cell office:value-type="float" office:value="5121">
            <text:p>5121</text:p>
          </table:table-cell>
          <table:table-cell table:style-name="ce1" office:value-type="float" office:value="1411.38">
            <text:p>1411,38</text:p>
          </table:table-cell>
          <table:table-cell/>
        </table:table-row>
        <table:table-row table:style-name="ro1">
          <table:table-cell office:value-type="float" office:value="5185">
            <text:p>5185</text:p>
          </table:table-cell>
          <table:table-cell table:style-name="ce1" office:value-type="float" office:value="1408.57">
            <text:p>1408,57</text:p>
          </table:table-cell>
          <table:table-cell/>
        </table:table-row>
        <table:table-row table:style-name="ro1">
          <table:table-cell office:value-type="float" office:value="5249">
            <text:p>5249</text:p>
          </table:table-cell>
          <table:table-cell table:style-name="ce1" office:value-type="float" office:value="1415.77">
            <text:p>1415,77</text:p>
          </table:table-cell>
          <table:table-cell/>
        </table:table-row>
        <table:table-row table:style-name="ro1">
          <table:table-cell office:value-type="float" office:value="5313">
            <text:p>5313</text:p>
          </table:table-cell>
          <table:table-cell table:style-name="ce1" office:value-type="float" office:value="1409.03">
            <text:p>1409,03</text:p>
          </table:table-cell>
          <table:table-cell/>
        </table:table-row>
        <table:table-row table:style-name="ro1">
          <table:table-cell office:value-type="float" office:value="5377">
            <text:p>5377</text:p>
          </table:table-cell>
          <table:table-cell table:style-name="ce1" office:value-type="float" office:value="1415.51">
            <text:p>1415,51</text:p>
          </table:table-cell>
          <table:table-cell/>
        </table:table-row>
        <table:table-row table:style-name="ro1">
          <table:table-cell office:value-type="float" office:value="5441">
            <text:p>5441</text:p>
          </table:table-cell>
          <table:table-cell table:style-name="ce1" office:value-type="float" office:value="1410.25">
            <text:p>1410,25</text:p>
          </table:table-cell>
          <table:table-cell/>
        </table:table-row>
        <table:table-row table:style-name="ro1">
          <table:table-cell office:value-type="float" office:value="5505">
            <text:p>5505</text:p>
          </table:table-cell>
          <table:table-cell table:style-name="ce1" office:value-type="float" office:value="1414.55">
            <text:p>1414,55</text:p>
          </table:table-cell>
          <table:table-cell/>
        </table:table-row>
        <table:table-row table:style-name="ro1">
          <table:table-cell office:value-type="float" office:value="5569">
            <text:p>5569</text:p>
          </table:table-cell>
          <table:table-cell table:style-name="ce1" office:value-type="float" office:value="1408.97">
            <text:p>1408,97</text:p>
          </table:table-cell>
          <table:table-cell/>
        </table:table-row>
        <table:table-row table:style-name="ro1">
          <table:table-cell office:value-type="float" office:value="5633">
            <text:p>5633</text:p>
          </table:table-cell>
          <table:table-cell table:style-name="ce1" office:value-type="float" office:value="1409.58">
            <text:p>1409,58</text:p>
          </table:table-cell>
          <table:table-cell/>
        </table:table-row>
        <table:table-row table:style-name="ro1">
          <table:table-cell office:value-type="float" office:value="5697">
            <text:p>5697</text:p>
          </table:table-cell>
          <table:table-cell table:style-name="ce1" office:value-type="float" office:value="1414.11">
            <text:p>1414,11</text:p>
          </table:table-cell>
          <table:table-cell/>
        </table:table-row>
        <table:table-row table:style-name="ro1">
          <table:table-cell office:value-type="float" office:value="5761">
            <text:p>5761</text:p>
          </table:table-cell>
          <table:table-cell table:style-name="ce1" office:value-type="float" office:value="1411.01">
            <text:p>1411,01</text:p>
          </table:table-cell>
          <table:table-cell/>
        </table:table-row>
        <table:table-row table:style-name="ro1">
          <table:table-cell office:value-type="float" office:value="5825">
            <text:p>5825</text:p>
          </table:table-cell>
          <table:table-cell table:style-name="ce1" office:value-type="float" office:value="1414.47">
            <text:p>1414,47</text:p>
          </table:table-cell>
          <table:table-cell/>
        </table:table-row>
        <table:table-row table:style-name="ro1">
          <table:table-cell office:value-type="float" office:value="5889">
            <text:p>5889</text:p>
          </table:table-cell>
          <table:table-cell table:style-name="ce1" office:value-type="float" office:value="1412.27">
            <text:p>1412,27</text:p>
          </table:table-cell>
          <table:table-cell/>
        </table:table-row>
        <table:table-row table:style-name="ro1">
          <table:table-cell office:value-type="float" office:value="5953">
            <text:p>5953</text:p>
          </table:table-cell>
          <table:table-cell table:style-name="ce1" office:value-type="float" office:value="1416.35">
            <text:p>1416,35</text:p>
          </table:table-cell>
          <table:table-cell/>
        </table:table-row>
        <table:table-row table:style-name="ro1">
          <table:table-cell office:value-type="float" office:value="6017">
            <text:p>6017</text:p>
          </table:table-cell>
          <table:table-cell table:style-name="ce1" office:value-type="float" office:value="1415.52">
            <text:p>1415,52</text:p>
          </table:table-cell>
          <table:table-cell/>
        </table:table-row>
        <table:table-row table:style-name="ro1">
          <table:table-cell office:value-type="float" office:value="6081">
            <text:p>6081</text:p>
          </table:table-cell>
          <table:table-cell table:style-name="ce1" office:value-type="float" office:value="1411.19">
            <text:p>1411,19</text:p>
          </table:table-cell>
          <table:table-cell/>
        </table:table-row>
        <table:table-row table:style-name="ro1">
          <table:table-cell office:value-type="float" office:value="6145">
            <text:p>6145</text:p>
          </table:table-cell>
          <table:table-cell table:style-name="ce1" office:value-type="float" office:value="1410.75">
            <text:p>1410,75</text:p>
          </table:table-cell>
          <table:table-cell/>
        </table:table-row>
        <table:table-row table:style-name="ro1">
          <table:table-cell office:value-type="float" office:value="6209">
            <text:p>6209</text:p>
          </table:table-cell>
          <table:table-cell table:style-name="ce1" office:value-type="float" office:value="1417.31">
            <text:p>1417,31</text:p>
          </table:table-cell>
          <table:table-cell/>
        </table:table-row>
        <table:table-row table:style-name="ro1">
          <table:table-cell office:value-type="float" office:value="6273">
            <text:p>6273</text:p>
          </table:table-cell>
          <table:table-cell table:style-name="ce1" office:value-type="float" office:value="1411.08">
            <text:p>1411,08</text:p>
          </table:table-cell>
          <table:table-cell/>
        </table:table-row>
        <table:table-row table:style-name="ro1">
          <table:table-cell office:value-type="float" office:value="6337">
            <text:p>6337</text:p>
          </table:table-cell>
          <table:table-cell table:style-name="ce1" office:value-type="float" office:value="1415.86">
            <text:p>1415,86</text:p>
          </table:table-cell>
          <table:table-cell/>
        </table:table-row>
        <table:table-row table:style-name="ro1">
          <table:table-cell office:value-type="float" office:value="6401">
            <text:p>6401</text:p>
          </table:table-cell>
          <table:table-cell table:style-name="ce1" office:value-type="float" office:value="1415.41">
            <text:p>1415,41</text:p>
          </table:table-cell>
          <table:table-cell/>
        </table:table-row>
        <table:table-row table:style-name="ro1">
          <table:table-cell office:value-type="float" office:value="6465">
            <text:p>6465</text:p>
          </table:table-cell>
          <table:table-cell table:style-name="ce1" office:value-type="float" office:value="1409.62">
            <text:p>1409,62</text:p>
          </table:table-cell>
          <table:table-cell/>
        </table:table-row>
        <table:table-row table:style-name="ro1">
          <table:table-cell office:value-type="float" office:value="6529">
            <text:p>6529</text:p>
          </table:table-cell>
          <table:table-cell table:style-name="ce1" office:value-type="float" office:value="1407.08">
            <text:p>1407,08</text:p>
          </table:table-cell>
          <table:table-cell/>
        </table:table-row>
        <table:table-row table:style-name="ro1">
          <table:table-cell office:value-type="float" office:value="6593">
            <text:p>6593</text:p>
          </table:table-cell>
          <table:table-cell table:style-name="ce1" office:value-type="float" office:value="1410">
            <text:p>1410,00</text:p>
          </table:table-cell>
          <table:table-cell/>
        </table:table-row>
        <table:table-row table:style-name="ro1">
          <table:table-cell office:value-type="float" office:value="6657">
            <text:p>6657</text:p>
          </table:table-cell>
          <table:table-cell table:style-name="ce1" office:value-type="float" office:value="1409.64">
            <text:p>1409,64</text:p>
          </table:table-cell>
          <table:table-cell/>
        </table:table-row>
        <table:table-row table:style-name="ro1">
          <table:table-cell office:value-type="float" office:value="6721">
            <text:p>6721</text:p>
          </table:table-cell>
          <table:table-cell table:style-name="ce1" office:value-type="float" office:value="1415.84">
            <text:p>1415,84</text:p>
          </table:table-cell>
          <table:table-cell/>
        </table:table-row>
        <table:table-row table:style-name="ro1">
          <table:table-cell office:value-type="float" office:value="6785">
            <text:p>6785</text:p>
          </table:table-cell>
          <table:table-cell table:style-name="ce1" office:value-type="float" office:value="1409.86">
            <text:p>1409,86</text:p>
          </table:table-cell>
          <table:table-cell/>
        </table:table-row>
        <table:table-row table:style-name="ro1">
          <table:table-cell office:value-type="float" office:value="6849">
            <text:p>6849</text:p>
          </table:table-cell>
          <table:table-cell table:style-name="ce1" office:value-type="float" office:value="1416.08">
            <text:p>1416,08</text:p>
          </table:table-cell>
          <table:table-cell/>
        </table:table-row>
        <table:table-row table:style-name="ro1">
          <table:table-cell office:value-type="float" office:value="6913">
            <text:p>6913</text:p>
          </table:table-cell>
          <table:table-cell table:style-name="ce1" office:value-type="float" office:value="1412.86">
            <text:p>1412,86</text:p>
          </table:table-cell>
          <table:table-cell/>
        </table:table-row>
        <table:table-row table:style-name="ro1">
          <table:table-cell office:value-type="float" office:value="6977">
            <text:p>6977</text:p>
          </table:table-cell>
          <table:table-cell table:style-name="ce1" office:value-type="float" office:value="1415.24">
            <text:p>1415,24</text:p>
          </table:table-cell>
          <table:table-cell/>
        </table:table-row>
        <table:table-row table:style-name="ro1">
          <table:table-cell office:value-type="float" office:value="7041">
            <text:p>7041</text:p>
          </table:table-cell>
          <table:table-cell table:style-name="ce1" office:value-type="float" office:value="1409.51">
            <text:p>1409,51</text:p>
          </table:table-cell>
          <table:table-cell/>
        </table:table-row>
        <table:table-row table:style-name="ro1">
          <table:table-cell office:value-type="float" office:value="7105">
            <text:p>7105</text:p>
          </table:table-cell>
          <table:table-cell table:style-name="ce1" office:value-type="float" office:value="1415.69">
            <text:p>1415,69</text:p>
          </table:table-cell>
          <table:table-cell/>
        </table:table-row>
        <table:table-row table:style-name="ro1">
          <table:table-cell office:value-type="float" office:value="7169">
            <text:p>7169</text:p>
          </table:table-cell>
          <table:table-cell table:style-name="ce1" office:value-type="float" office:value="1408.49">
            <text:p>1408,49</text:p>
          </table:table-cell>
          <table:table-cell/>
        </table:table-row>
        <table:table-row table:style-name="ro1">
          <table:table-cell office:value-type="float" office:value="7233">
            <text:p>7233</text:p>
          </table:table-cell>
          <table:table-cell table:style-name="ce1" office:value-type="float" office:value="1415.16">
            <text:p>1415,16</text:p>
          </table:table-cell>
          <table:table-cell/>
        </table:table-row>
        <table:table-row table:style-name="ro1">
          <table:table-cell office:value-type="float" office:value="7297">
            <text:p>7297</text:p>
          </table:table-cell>
          <table:table-cell table:style-name="ce1" office:value-type="float" office:value="1410.08">
            <text:p>1410,08</text:p>
          </table:table-cell>
          <table:table-cell/>
        </table:table-row>
        <table:table-row table:style-name="ro1">
          <table:table-cell office:value-type="float" office:value="7361">
            <text:p>7361</text:p>
          </table:table-cell>
          <table:table-cell table:style-name="ce1" office:value-type="float" office:value="1410.85">
            <text:p>1410,85</text:p>
          </table:table-cell>
          <table:table-cell/>
        </table:table-row>
        <table:table-row table:style-name="ro1">
          <table:table-cell office:value-type="float" office:value="7425">
            <text:p>7425</text:p>
          </table:table-cell>
          <table:table-cell table:style-name="ce1" office:value-type="float" office:value="1415.73">
            <text:p>1415,73</text:p>
          </table:table-cell>
          <table:table-cell/>
        </table:table-row>
        <table:table-row table:style-name="ro1">
          <table:table-cell office:value-type="float" office:value="7489">
            <text:p>7489</text:p>
          </table:table-cell>
          <table:table-cell table:style-name="ce1" office:value-type="float" office:value="1411.56">
            <text:p>1411,56</text:p>
          </table:table-cell>
          <table:table-cell/>
        </table:table-row>
        <table:table-row table:style-name="ro1">
          <table:table-cell office:value-type="float" office:value="7553">
            <text:p>7553</text:p>
          </table:table-cell>
          <table:table-cell table:style-name="ce1" office:value-type="float" office:value="1415.69">
            <text:p>1415,69</text:p>
          </table:table-cell>
          <table:table-cell/>
        </table:table-row>
        <table:table-row table:style-name="ro1">
          <table:table-cell office:value-type="float" office:value="7617">
            <text:p>7617</text:p>
          </table:table-cell>
          <table:table-cell table:style-name="ce1" office:value-type="float" office:value="1410.08">
            <text:p>1410,08</text:p>
          </table:table-cell>
          <table:table-cell/>
        </table:table-row>
        <table:table-row table:style-name="ro1">
          <table:table-cell office:value-type="float" office:value="7681">
            <text:p>7681</text:p>
          </table:table-cell>
          <table:table-cell table:style-name="ce1" office:value-type="float" office:value="1414.8">
            <text:p>1414,80</text:p>
          </table:table-cell>
          <table:table-cell/>
        </table:table-row>
        <table:table-row table:style-name="ro1">
          <table:table-cell office:value-type="float" office:value="7745">
            <text:p>7745</text:p>
          </table:table-cell>
          <table:table-cell table:style-name="ce1" office:value-type="float" office:value="1411.13">
            <text:p>1411,13</text:p>
          </table:table-cell>
          <table:table-cell/>
        </table:table-row>
        <table:table-row table:style-name="ro1">
          <table:table-cell office:value-type="float" office:value="7809">
            <text:p>7809</text:p>
          </table:table-cell>
          <table:table-cell table:style-name="ce1" office:value-type="float" office:value="1416.33">
            <text:p>1416,33</text:p>
          </table:table-cell>
          <table:table-cell/>
        </table:table-row>
        <table:table-row table:style-name="ro1">
          <table:table-cell office:value-type="float" office:value="7873">
            <text:p>7873</text:p>
          </table:table-cell>
          <table:table-cell table:style-name="ce1" office:value-type="float" office:value="1411.38">
            <text:p>1411,38</text:p>
          </table:table-cell>
          <table:table-cell/>
        </table:table-row>
        <table:table-row table:style-name="ro1">
          <table:table-cell office:value-type="float" office:value="7937">
            <text:p>7937</text:p>
          </table:table-cell>
          <table:table-cell table:style-name="ce1" office:value-type="float" office:value="1416.79">
            <text:p>1416,79</text:p>
          </table:table-cell>
          <table:table-cell/>
        </table:table-row>
        <table:table-row table:style-name="ro1">
          <table:table-cell office:value-type="float" office:value="8001">
            <text:p>8001</text:p>
          </table:table-cell>
          <table:table-cell table:style-name="ce1" office:value-type="float" office:value="1410.55">
            <text:p>1410,55</text:p>
          </table:table-cell>
          <table:table-cell/>
        </table:table-row>
        <table:table-row table:style-name="ro1">
          <table:table-cell office:value-type="float" office:value="8065">
            <text:p>8065</text:p>
          </table:table-cell>
          <table:table-cell table:style-name="ce1" office:value-type="float" office:value="1414.28">
            <text:p>1414,28</text:p>
          </table:table-cell>
          <table:table-cell/>
        </table:table-row>
        <table:table-row table:style-name="ro1">
          <table:table-cell office:value-type="float" office:value="8129">
            <text:p>8129</text:p>
          </table:table-cell>
          <table:table-cell table:style-name="ce1" office:value-type="float" office:value="1411.9">
            <text:p>1411,90</text:p>
          </table:table-cell>
          <table:table-cell/>
        </table:table-row>
        <table:table-row table:style-name="ro1">
          <table:table-cell office:value-type="float" office:value="8193">
            <text:p>8193</text:p>
          </table:table-cell>
          <table:table-cell table:style-name="ce1" office:value-type="float" office:value="1416.45">
            <text:p>1416,45</text:p>
          </table:table-cell>
          <table:table-cell/>
        </table:table-row>
        <table:table-row table:style-name="ro1">
          <table:table-cell office:value-type="float" office:value="8257">
            <text:p>8257</text:p>
          </table:table-cell>
          <table:table-cell table:style-name="ce1" office:value-type="float" office:value="1412.12">
            <text:p>1412,12</text:p>
          </table:table-cell>
          <table:table-cell/>
        </table:table-row>
        <table:table-row table:style-name="ro1">
          <table:table-cell office:value-type="float" office:value="8321">
            <text:p>8321</text:p>
          </table:table-cell>
          <table:table-cell table:style-name="ce1" office:value-type="float" office:value="1412.44">
            <text:p>1412,44</text:p>
          </table:table-cell>
          <table:table-cell/>
        </table:table-row>
        <table:table-row table:style-name="ro1">
          <table:table-cell office:value-type="float" office:value="8385">
            <text:p>8385</text:p>
          </table:table-cell>
          <table:table-cell table:style-name="ce1" office:value-type="float" office:value="1416.09">
            <text:p>1416,09</text:p>
          </table:table-cell>
          <table:table-cell/>
        </table:table-row>
        <table:table-row table:style-name="ro1">
          <table:table-cell office:value-type="float" office:value="8449">
            <text:p>8449</text:p>
          </table:table-cell>
          <table:table-cell table:style-name="ce1" office:value-type="float" office:value="1411.22">
            <text:p>1411,22</text:p>
          </table:table-cell>
          <table:table-cell/>
        </table:table-row>
        <table:table-row table:style-name="ro1">
          <table:table-cell office:value-type="float" office:value="8513">
            <text:p>8513</text:p>
          </table:table-cell>
          <table:table-cell table:style-name="ce1" office:value-type="float" office:value="1415.92">
            <text:p>1415,92</text:p>
          </table:table-cell>
          <table:table-cell/>
        </table:table-row>
        <table:table-row table:style-name="ro1">
          <table:table-cell office:value-type="float" office:value="8577">
            <text:p>8577</text:p>
          </table:table-cell>
          <table:table-cell table:style-name="ce1" office:value-type="float" office:value="1410.79">
            <text:p>1410,79</text:p>
          </table:table-cell>
          <table:table-cell/>
        </table:table-row>
        <table:table-row table:style-name="ro1">
          <table:table-cell office:value-type="float" office:value="8641">
            <text:p>8641</text:p>
          </table:table-cell>
          <table:table-cell table:style-name="ce1" office:value-type="float" office:value="1410.2">
            <text:p>1410,20</text:p>
          </table:table-cell>
          <table:table-cell/>
        </table:table-row>
        <table:table-row table:style-name="ro1">
          <table:table-cell office:value-type="float" office:value="8705">
            <text:p>8705</text:p>
          </table:table-cell>
          <table:table-cell table:style-name="ce1" office:value-type="float" office:value="1409.71">
            <text:p>1409,71</text:p>
          </table:table-cell>
          <table:table-cell/>
        </table:table-row>
        <table:table-row table:style-name="ro1">
          <table:table-cell office:value-type="float" office:value="8769">
            <text:p>8769</text:p>
          </table:table-cell>
          <table:table-cell table:style-name="ce1" office:value-type="float" office:value="1415.39">
            <text:p>1415,39</text:p>
          </table:table-cell>
          <table:table-cell/>
        </table:table-row>
        <table:table-row table:style-name="ro1">
          <table:table-cell office:value-type="float" office:value="8833">
            <text:p>8833</text:p>
          </table:table-cell>
          <table:table-cell table:style-name="ce1" office:value-type="float" office:value="1410.14">
            <text:p>1410,14</text:p>
          </table:table-cell>
          <table:table-cell/>
        </table:table-row>
        <table:table-row table:style-name="ro1">
          <table:table-cell office:value-type="float" office:value="8897">
            <text:p>8897</text:p>
          </table:table-cell>
          <table:table-cell table:style-name="ce1" office:value-type="float" office:value="1416.07">
            <text:p>1416,07</text:p>
          </table:table-cell>
          <table:table-cell/>
        </table:table-row>
        <table:table-row table:style-name="ro1">
          <table:table-cell office:value-type="float" office:value="8961">
            <text:p>8961</text:p>
          </table:table-cell>
          <table:table-cell table:style-name="ce1" office:value-type="float" office:value="1411.13">
            <text:p>1411,13</text:p>
          </table:table-cell>
          <table:table-cell/>
        </table:table-row>
        <table:table-row table:style-name="ro1">
          <table:table-cell office:value-type="float" office:value="9025">
            <text:p>9025</text:p>
          </table:table-cell>
          <table:table-cell table:style-name="ce1" office:value-type="float" office:value="1414.9">
            <text:p>1414,90</text:p>
          </table:table-cell>
          <table:table-cell/>
        </table:table-row>
        <table:table-row table:style-name="ro1">
          <table:table-cell office:value-type="float" office:value="9089">
            <text:p>9089</text:p>
          </table:table-cell>
          <table:table-cell table:style-name="ce1" office:value-type="float" office:value="1410.74">
            <text:p>1410,74</text:p>
          </table:table-cell>
          <table:table-cell/>
        </table:table-row>
        <table:table-row table:style-name="ro1">
          <table:table-cell office:value-type="float" office:value="9153">
            <text:p>9153</text:p>
          </table:table-cell>
          <table:table-cell table:style-name="ce1" office:value-type="float" office:value="1415.57">
            <text:p>1415,57</text:p>
          </table:table-cell>
          <table:table-cell/>
        </table:table-row>
        <table:table-row table:style-name="ro1">
          <table:table-cell office:value-type="float" office:value="9217">
            <text:p>9217</text:p>
          </table:table-cell>
          <table:table-cell table:style-name="ce1" office:value-type="float" office:value="1409.42">
            <text:p>1409,42</text:p>
          </table:table-cell>
          <table:table-cell/>
        </table:table-row>
        <table:table-row table:style-name="ro1">
          <table:table-cell office:value-type="float" office:value="9281">
            <text:p>9281</text:p>
          </table:table-cell>
          <table:table-cell table:style-name="ce1" office:value-type="float" office:value="1412.42">
            <text:p>1412,42</text:p>
          </table:table-cell>
          <table:table-cell/>
        </table:table-row>
        <table:table-row table:style-name="ro1">
          <table:table-cell office:value-type="float" office:value="9345">
            <text:p>9345</text:p>
          </table:table-cell>
          <table:table-cell table:style-name="ce1" office:value-type="float" office:value="1411.36">
            <text:p>1411,36</text:p>
          </table:table-cell>
          <table:table-cell/>
        </table:table-row>
        <table:table-row table:style-name="ro1">
          <table:table-cell office:value-type="float" office:value="9409">
            <text:p>9409</text:p>
          </table:table-cell>
          <table:table-cell table:style-name="ce1" office:value-type="float" office:value="1416.72">
            <text:p>1416,72</text:p>
          </table:table-cell>
          <table:table-cell/>
        </table:table-row>
        <table:table-row table:style-name="ro1">
          <table:table-cell office:value-type="float" office:value="9473">
            <text:p>9473</text:p>
          </table:table-cell>
          <table:table-cell table:style-name="ce1" office:value-type="float" office:value="1415.68">
            <text:p>1415,68</text:p>
          </table:table-cell>
          <table:table-cell/>
        </table:table-row>
        <table:table-row table:style-name="ro1">
          <table:table-cell office:value-type="float" office:value="9537">
            <text:p>9537</text:p>
          </table:table-cell>
          <table:table-cell table:style-name="ce1" office:value-type="float" office:value="1410.83">
            <text:p>1410,83</text:p>
          </table:table-cell>
          <table:table-cell/>
        </table:table-row>
        <table:table-row table:style-name="ro1">
          <table:table-cell office:value-type="float" office:value="9601">
            <text:p>9601</text:p>
          </table:table-cell>
          <table:table-cell table:style-name="ce1" office:value-type="float" office:value="1415.17">
            <text:p>1415,17</text:p>
          </table:table-cell>
          <table:table-cell/>
        </table:table-row>
        <table:table-row table:style-name="ro1">
          <table:table-cell office:value-type="float" office:value="9665">
            <text:p>9665</text:p>
          </table:table-cell>
          <table:table-cell table:style-name="ce1" office:value-type="float" office:value="1411.03">
            <text:p>1411,03</text:p>
          </table:table-cell>
          <table:table-cell/>
        </table:table-row>
        <table:table-row table:style-name="ro1">
          <table:table-cell office:value-type="float" office:value="9729">
            <text:p>9729</text:p>
          </table:table-cell>
          <table:table-cell table:style-name="ce1" office:value-type="float" office:value="1415.35">
            <text:p>1415,35</text:p>
          </table:table-cell>
          <table:table-cell/>
        </table:table-row>
        <table:table-row table:style-name="ro1">
          <table:table-cell office:value-type="float" office:value="9793">
            <text:p>9793</text:p>
          </table:table-cell>
          <table:table-cell table:style-name="ce1" office:value-type="float" office:value="1410.6">
            <text:p>1410,60</text:p>
          </table:table-cell>
          <table:table-cell/>
        </table:table-row>
        <table:table-row table:style-name="ro1">
          <table:table-cell office:value-type="float" office:value="9857">
            <text:p>9857</text:p>
          </table:table-cell>
          <table:table-cell table:style-name="ce1" office:value-type="float" office:value="1416.1">
            <text:p>1416,10</text:p>
          </table:table-cell>
          <table:table-cell/>
        </table:table-row>
        <table:table-row table:style-name="ro1">
          <table:table-cell office:value-type="float" office:value="9921">
            <text:p>9921</text:p>
          </table:table-cell>
          <table:table-cell table:style-name="ce1" office:value-type="float" office:value="1411.13">
            <text:p>1411,13</text:p>
          </table:table-cell>
          <table:table-cell/>
        </table:table-row>
        <table:table-row table:style-name="ro1">
          <table:table-cell office:value-type="float" office:value="9985">
            <text:p>9985</text:p>
          </table:table-cell>
          <table:table-cell table:style-name="ce1" office:value-type="float" office:value="1415.83">
            <text:p>1415,83</text:p>
          </table:table-cell>
          <table:table-cell/>
        </table:table-row>
        <table:table-row table:style-name="ro1">
          <table:table-cell office:value-type="float" office:value="10049">
            <text:p>10049</text:p>
          </table:table-cell>
          <table:table-cell table:style-name="ce1" office:value-type="float" office:value="1412.22">
            <text:p>1412,22</text:p>
          </table:table-cell>
          <table:table-cell/>
        </table:table-row>
        <table:table-row table:style-name="ro1">
          <table:table-cell office:value-type="float" office:value="10113">
            <text:p>10113</text:p>
          </table:table-cell>
          <table:table-cell table:style-name="ce1" office:value-type="float" office:value="1415.39">
            <text:p>1415,39</text:p>
          </table:table-cell>
          <table:table-cell/>
        </table:table-row>
        <table:table-row table:style-name="ro1">
          <table:table-cell office:value-type="float" office:value="10177">
            <text:p>10177</text:p>
          </table:table-cell>
          <table:table-cell table:style-name="ce1" office:value-type="float" office:value="1416.67">
            <text:p>1416,67</text:p>
          </table:table-cell>
          <table:table-cell/>
        </table:table-row>
        <table:table-row table:style-name="ro1" table:number-rows-repeated="653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0" number:min-integer-digits="3">
        <number:embedded-text number:position="2">.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.12.2009</text:date>, <text:time>18:53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9T17:45:02</meta:creation-date>
    <dc:date>2009-12-09T18:52:40</dc:date>
    <meta:editing-duration>PT00H52M27S</meta:editing-duration>
    <meta:editing-cycles>1</meta:editing-cycles>
    <meta:generator>OpenOffice.org/3.1$Unix OpenOffice.org_project/310m19$Build-9420</meta:generator>
    <meta:document-statistic meta:table-count="4" meta:cell-count="3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interval-major="3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7.178cm" svg:height="9.485cm" chart:class="chart:scatter" chart:style-name="ch1">
        <chart:legend chart:legend-position="end" svg:x="24.272cm" svg:y="4.062cm" chart:style-name="ch2"/>
        <chart:plot-area chart:style-name="ch3" table:cell-range-address="Лист1_2.A1:Лист1_2.B160" svg:x="0.543cm" svg:y="0.189cm" svg:width="23.54cm" svg:height="8.918cm"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_2.B1:Лист1_2.B160" chart:class="chart:scatter">
            <chart:domain table:cell-range-address="Лист1_2.A1:Лист1_2.A160"/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Лист1_2.A1:Лист1_2.A160">1</text:p>
              </table:table-cell>
              <table:table-cell office:value-type="float" office:value="159.92">
                <text:p text:id="Лист1_2.B1:Лист1_2.B160">159.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3254.2">
                <text:p>325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">
                <text:p>129</text:p>
              </table:table-cell>
              <table:table-cell office:value-type="float" office:value="3341.76">
                <text:p>3341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">
                <text:p>193</text:p>
              </table:table-cell>
              <table:table-cell office:value-type="float" office:value="3932.48">
                <text:p>393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">
                <text:p>257</text:p>
              </table:table-cell>
              <table:table-cell office:value-type="float" office:value="4007.86">
                <text:p>4007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3538.2">
                <text:p>353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5">
                <text:p>385</text:p>
              </table:table-cell>
              <table:table-cell office:value-type="float" office:value="3313.52">
                <text:p>3313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3345.7">
                <text:p>334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3">
                <text:p>513</text:p>
              </table:table-cell>
              <table:table-cell office:value-type="float" office:value="2917.66">
                <text:p>291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">
                <text:p>577</text:p>
              </table:table-cell>
              <table:table-cell office:value-type="float" office:value="2625.8">
                <text:p>262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1">
                <text:p>641</text:p>
              </table:table-cell>
              <table:table-cell office:value-type="float" office:value="2759.3">
                <text:p>275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5">
                <text:p>705</text:p>
              </table:table-cell>
              <table:table-cell office:value-type="float" office:value="2624.52">
                <text:p>262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">
                <text:p>769</text:p>
              </table:table-cell>
              <table:table-cell office:value-type="float" office:value="2276.14">
                <text:p>2276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3">
                <text:p>833</text:p>
              </table:table-cell>
              <table:table-cell office:value-type="float" office:value="2180.3">
                <text:p>218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7">
                <text:p>897</text:p>
              </table:table-cell>
              <table:table-cell office:value-type="float" office:value="2041.82">
                <text:p>2041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1">
                <text:p>961</text:p>
              </table:table-cell>
              <table:table-cell office:value-type="float" office:value="2046.18">
                <text:p>2046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5">
                <text:p>1025</text:p>
              </table:table-cell>
              <table:table-cell office:value-type="float" office:value="1939.89">
                <text:p>1939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9">
                <text:p>1089</text:p>
              </table:table-cell>
              <table:table-cell office:value-type="float" office:value="1923.15">
                <text:p>1923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3">
                <text:p>1153</text:p>
              </table:table-cell>
              <table:table-cell office:value-type="float" office:value="1699.36">
                <text:p>1699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7">
                <text:p>1217</text:p>
              </table:table-cell>
              <table:table-cell office:value-type="float" office:value="1747.98">
                <text:p>1747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1">
                <text:p>1281</text:p>
              </table:table-cell>
              <table:table-cell office:value-type="float" office:value="1604.56">
                <text:p>1604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5">
                <text:p>1345</text:p>
              </table:table-cell>
              <table:table-cell office:value-type="float" office:value="1656.73">
                <text:p>1656.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9">
                <text:p>1409</text:p>
              </table:table-cell>
              <table:table-cell office:value-type="float" office:value="1561.98">
                <text:p>1561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3">
                <text:p>1473</text:p>
              </table:table-cell>
              <table:table-cell office:value-type="float" office:value="1589.81">
                <text:p>1589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7">
                <text:p>1537</text:p>
              </table:table-cell>
              <table:table-cell office:value-type="float" office:value="1582.05">
                <text:p>1582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1">
                <text:p>1601</text:p>
              </table:table-cell>
              <table:table-cell office:value-type="float" office:value="1517.53">
                <text:p>1517.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5">
                <text:p>1665</text:p>
              </table:table-cell>
              <table:table-cell office:value-type="float" office:value="1486.43">
                <text:p>1486.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9">
                <text:p>1729</text:p>
              </table:table-cell>
              <table:table-cell office:value-type="float" office:value="1513.8">
                <text:p>1513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3">
                <text:p>1793</text:p>
              </table:table-cell>
              <table:table-cell office:value-type="float" office:value="1497.93">
                <text:p>1497.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7">
                <text:p>1857</text:p>
              </table:table-cell>
              <table:table-cell office:value-type="float" office:value="1500.8">
                <text:p>1500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1">
                <text:p>1921</text:p>
              </table:table-cell>
              <table:table-cell office:value-type="float" office:value="1456.57">
                <text:p>1456.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5">
                <text:p>1985</text:p>
              </table:table-cell>
              <table:table-cell office:value-type="float" office:value="1464.49">
                <text:p>1464.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9">
                <text:p>2049</text:p>
              </table:table-cell>
              <table:table-cell office:value-type="float" office:value="1455.5">
                <text:p>1455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3">
                <text:p>2113</text:p>
              </table:table-cell>
              <table:table-cell office:value-type="float" office:value="1450.07">
                <text:p>1450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7">
                <text:p>2177</text:p>
              </table:table-cell>
              <table:table-cell office:value-type="float" office:value="1422.86">
                <text:p>1422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1">
                <text:p>2241</text:p>
              </table:table-cell>
              <table:table-cell office:value-type="float" office:value="1427.91">
                <text:p>1427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5">
                <text:p>2305</text:p>
              </table:table-cell>
              <table:table-cell office:value-type="float" office:value="1430.35">
                <text:p>1430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69">
                <text:p>2369</text:p>
              </table:table-cell>
              <table:table-cell office:value-type="float" office:value="1421.35">
                <text:p>1421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3">
                <text:p>2433</text:p>
              </table:table-cell>
              <table:table-cell office:value-type="float" office:value="1414.97">
                <text:p>1414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7">
                <text:p>2497</text:p>
              </table:table-cell>
              <table:table-cell office:value-type="float" office:value="1408.67">
                <text:p>1408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1">
                <text:p>2561</text:p>
              </table:table-cell>
              <table:table-cell office:value-type="float" office:value="1414.94">
                <text:p>1414.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5">
                <text:p>2625</text:p>
              </table:table-cell>
              <table:table-cell office:value-type="float" office:value="1411.93">
                <text:p>1411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89">
                <text:p>2689</text:p>
              </table:table-cell>
              <table:table-cell office:value-type="float" office:value="1403.27">
                <text:p>1403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3">
                <text:p>2753</text:p>
              </table:table-cell>
              <table:table-cell office:value-type="float" office:value="1414.28">
                <text:p>1414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7">
                <text:p>2817</text:p>
              </table:table-cell>
              <table:table-cell office:value-type="float" office:value="1410.34">
                <text:p>1410.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1">
                <text:p>2881</text:p>
              </table:table-cell>
              <table:table-cell office:value-type="float" office:value="1404.01">
                <text:p>1404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5">
                <text:p>2945</text:p>
              </table:table-cell>
              <table:table-cell office:value-type="float" office:value="1410.99">
                <text:p>141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9">
                <text:p>3009</text:p>
              </table:table-cell>
              <table:table-cell office:value-type="float" office:value="1409.77">
                <text:p>1409.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3">
                <text:p>3073</text:p>
              </table:table-cell>
              <table:table-cell office:value-type="float" office:value="1405.45">
                <text:p>1405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37">
                <text:p>3137</text:p>
              </table:table-cell>
              <table:table-cell office:value-type="float" office:value="1406.52">
                <text:p>1406.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01">
                <text:p>3201</text:p>
              </table:table-cell>
              <table:table-cell office:value-type="float" office:value="1406.06">
                <text:p>1406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5">
                <text:p>3265</text:p>
              </table:table-cell>
              <table:table-cell office:value-type="float" office:value="1412.51">
                <text:p>1412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29">
                <text:p>3329</text:p>
              </table:table-cell>
              <table:table-cell office:value-type="float" office:value="1405.48">
                <text:p>1405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93">
                <text:p>3393</text:p>
              </table:table-cell>
              <table:table-cell office:value-type="float" office:value="1411.76">
                <text:p>1411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57">
                <text:p>3457</text:p>
              </table:table-cell>
              <table:table-cell office:value-type="float" office:value="1412.55">
                <text:p>1412.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21">
                <text:p>3521</text:p>
              </table:table-cell>
              <table:table-cell office:value-type="float" office:value="1407.68">
                <text:p>1407.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85">
                <text:p>3585</text:p>
              </table:table-cell>
              <table:table-cell office:value-type="float" office:value="1405.45">
                <text:p>1405.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49">
                <text:p>3649</text:p>
              </table:table-cell>
              <table:table-cell office:value-type="float" office:value="1412.01">
                <text:p>1412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13">
                <text:p>3713</text:p>
              </table:table-cell>
              <table:table-cell office:value-type="float" office:value="1409.99">
                <text:p>1409.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77">
                <text:p>3777</text:p>
              </table:table-cell>
              <table:table-cell office:value-type="float" office:value="1407.87">
                <text:p>1407.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1">
                <text:p>3841</text:p>
              </table:table-cell>
              <table:table-cell office:value-type="float" office:value="1405.21">
                <text:p>1405.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05">
                <text:p>3905</text:p>
              </table:table-cell>
              <table:table-cell office:value-type="float" office:value="1414.02">
                <text:p>1414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69">
                <text:p>3969</text:p>
              </table:table-cell>
              <table:table-cell office:value-type="float" office:value="1409.03">
                <text:p>1409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33">
                <text:p>4033</text:p>
              </table:table-cell>
              <table:table-cell office:value-type="float" office:value="1414.81">
                <text:p>1414.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97">
                <text:p>4097</text:p>
              </table:table-cell>
              <table:table-cell office:value-type="float" office:value="1408.61">
                <text:p>1408.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61">
                <text:p>4161</text:p>
              </table:table-cell>
              <table:table-cell office:value-type="float" office:value="1413.77">
                <text:p>1413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25">
                <text:p>4225</text:p>
              </table:table-cell>
              <table:table-cell office:value-type="float" office:value="1410.81">
                <text:p>1410.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89">
                <text:p>4289</text:p>
              </table:table-cell>
              <table:table-cell office:value-type="float" office:value="1412.79">
                <text:p>1412.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53">
                <text:p>4353</text:p>
              </table:table-cell>
              <table:table-cell office:value-type="float" office:value="1409.14">
                <text:p>1409.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17">
                <text:p>4417</text:p>
              </table:table-cell>
              <table:table-cell office:value-type="float" office:value="1414.1">
                <text:p>1414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1">
                <text:p>4481</text:p>
              </table:table-cell>
              <table:table-cell office:value-type="float" office:value="1409.6">
                <text:p>1409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45">
                <text:p>4545</text:p>
              </table:table-cell>
              <table:table-cell office:value-type="float" office:value="1413.51">
                <text:p>1413.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09">
                <text:p>4609</text:p>
              </table:table-cell>
              <table:table-cell office:value-type="float" office:value="1407.68">
                <text:p>1407.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73">
                <text:p>4673</text:p>
              </table:table-cell>
              <table:table-cell office:value-type="float" office:value="1410.78">
                <text:p>1410.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37">
                <text:p>4737</text:p>
              </table:table-cell>
              <table:table-cell office:value-type="float" office:value="1415.45">
                <text:p>1415.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01">
                <text:p>4801</text:p>
              </table:table-cell>
              <table:table-cell office:value-type="float" office:value="1407.81">
                <text:p>1407.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65">
                <text:p>4865</text:p>
              </table:table-cell>
              <table:table-cell office:value-type="float" office:value="1410.02">
                <text:p>141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29">
                <text:p>4929</text:p>
              </table:table-cell>
              <table:table-cell office:value-type="float" office:value="1407.58">
                <text:p>1407.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93">
                <text:p>4993</text:p>
              </table:table-cell>
              <table:table-cell office:value-type="float" office:value="1414.05">
                <text:p>1414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57">
                <text:p>5057</text:p>
              </table:table-cell>
              <table:table-cell office:value-type="float" office:value="1412.56">
                <text:p>1412.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21">
                <text:p>5121</text:p>
              </table:table-cell>
              <table:table-cell office:value-type="float" office:value="1411.38">
                <text:p>1411.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85">
                <text:p>5185</text:p>
              </table:table-cell>
              <table:table-cell office:value-type="float" office:value="1408.57">
                <text:p>1408.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49">
                <text:p>5249</text:p>
              </table:table-cell>
              <table:table-cell office:value-type="float" office:value="1415.77">
                <text:p>1415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13">
                <text:p>5313</text:p>
              </table:table-cell>
              <table:table-cell office:value-type="float" office:value="1409.03">
                <text:p>1409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77">
                <text:p>5377</text:p>
              </table:table-cell>
              <table:table-cell office:value-type="float" office:value="1415.51">
                <text:p>1415.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41">
                <text:p>5441</text:p>
              </table:table-cell>
              <table:table-cell office:value-type="float" office:value="1410.25">
                <text:p>1410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05">
                <text:p>5505</text:p>
              </table:table-cell>
              <table:table-cell office:value-type="float" office:value="1414.55">
                <text:p>1414.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69">
                <text:p>5569</text:p>
              </table:table-cell>
              <table:table-cell office:value-type="float" office:value="1408.97">
                <text:p>1408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33">
                <text:p>5633</text:p>
              </table:table-cell>
              <table:table-cell office:value-type="float" office:value="1409.58">
                <text:p>1409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97">
                <text:p>5697</text:p>
              </table:table-cell>
              <table:table-cell office:value-type="float" office:value="1414.11">
                <text:p>1414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61">
                <text:p>5761</text:p>
              </table:table-cell>
              <table:table-cell office:value-type="float" office:value="1411.01">
                <text:p>1411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25">
                <text:p>5825</text:p>
              </table:table-cell>
              <table:table-cell office:value-type="float" office:value="1414.47">
                <text:p>1414.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89">
                <text:p>5889</text:p>
              </table:table-cell>
              <table:table-cell office:value-type="float" office:value="1412.27">
                <text:p>1412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53">
                <text:p>5953</text:p>
              </table:table-cell>
              <table:table-cell office:value-type="float" office:value="1416.35">
                <text:p>1416.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17">
                <text:p>6017</text:p>
              </table:table-cell>
              <table:table-cell office:value-type="float" office:value="1415.52">
                <text:p>1415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81">
                <text:p>6081</text:p>
              </table:table-cell>
              <table:table-cell office:value-type="float" office:value="1411.19">
                <text:p>1411.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45">
                <text:p>6145</text:p>
              </table:table-cell>
              <table:table-cell office:value-type="float" office:value="1410.75">
                <text:p>1410.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09">
                <text:p>6209</text:p>
              </table:table-cell>
              <table:table-cell office:value-type="float" office:value="1417.31">
                <text:p>1417.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73">
                <text:p>6273</text:p>
              </table:table-cell>
              <table:table-cell office:value-type="float" office:value="1411.08">
                <text:p>1411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37">
                <text:p>6337</text:p>
              </table:table-cell>
              <table:table-cell office:value-type="float" office:value="1415.86">
                <text:p>1415.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01">
                <text:p>6401</text:p>
              </table:table-cell>
              <table:table-cell office:value-type="float" office:value="1415.41">
                <text:p>1415.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65">
                <text:p>6465</text:p>
              </table:table-cell>
              <table:table-cell office:value-type="float" office:value="1409.62">
                <text:p>1409.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29">
                <text:p>6529</text:p>
              </table:table-cell>
              <table:table-cell office:value-type="float" office:value="1407.08">
                <text:p>1407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93">
                <text:p>6593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57">
                <text:p>6657</text:p>
              </table:table-cell>
              <table:table-cell office:value-type="float" office:value="1409.64">
                <text:p>1409.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21">
                <text:p>6721</text:p>
              </table:table-cell>
              <table:table-cell office:value-type="float" office:value="1415.84">
                <text:p>1415.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85">
                <text:p>6785</text:p>
              </table:table-cell>
              <table:table-cell office:value-type="float" office:value="1409.86">
                <text:p>1409.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49">
                <text:p>6849</text:p>
              </table:table-cell>
              <table:table-cell office:value-type="float" office:value="1416.08">
                <text:p>1416.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13">
                <text:p>6913</text:p>
              </table:table-cell>
              <table:table-cell office:value-type="float" office:value="1412.86">
                <text:p>1412.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77">
                <text:p>6977</text:p>
              </table:table-cell>
              <table:table-cell office:value-type="float" office:value="1415.24">
                <text:p>1415.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41">
                <text:p>7041</text:p>
              </table:table-cell>
              <table:table-cell office:value-type="float" office:value="1409.51">
                <text:p>1409.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05">
                <text:p>7105</text:p>
              </table:table-cell>
              <table:table-cell office:value-type="float" office:value="1415.69">
                <text:p>1415.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69">
                <text:p>7169</text:p>
              </table:table-cell>
              <table:table-cell office:value-type="float" office:value="1408.49">
                <text:p>1408.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33">
                <text:p>7233</text:p>
              </table:table-cell>
              <table:table-cell office:value-type="float" office:value="1415.16">
                <text:p>1415.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97">
                <text:p>7297</text:p>
              </table:table-cell>
              <table:table-cell office:value-type="float" office:value="1410.08">
                <text:p>1410.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61">
                <text:p>7361</text:p>
              </table:table-cell>
              <table:table-cell office:value-type="float" office:value="1410.85">
                <text:p>1410.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25">
                <text:p>7425</text:p>
              </table:table-cell>
              <table:table-cell office:value-type="float" office:value="1415.73">
                <text:p>1415.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89">
                <text:p>7489</text:p>
              </table:table-cell>
              <table:table-cell office:value-type="float" office:value="1411.56">
                <text:p>1411.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53">
                <text:p>7553</text:p>
              </table:table-cell>
              <table:table-cell office:value-type="float" office:value="1415.69">
                <text:p>1415.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17">
                <text:p>7617</text:p>
              </table:table-cell>
              <table:table-cell office:value-type="float" office:value="1410.08">
                <text:p>1410.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81">
                <text:p>7681</text:p>
              </table:table-cell>
              <table:table-cell office:value-type="float" office:value="1414.8">
                <text:p>1414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45">
                <text:p>7745</text:p>
              </table:table-cell>
              <table:table-cell office:value-type="float" office:value="1411.13">
                <text:p>1411.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09">
                <text:p>7809</text:p>
              </table:table-cell>
              <table:table-cell office:value-type="float" office:value="1416.33">
                <text:p>1416.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73">
                <text:p>7873</text:p>
              </table:table-cell>
              <table:table-cell office:value-type="float" office:value="1411.38">
                <text:p>1411.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37">
                <text:p>7937</text:p>
              </table:table-cell>
              <table:table-cell office:value-type="float" office:value="1416.79">
                <text:p>1416.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01">
                <text:p>8001</text:p>
              </table:table-cell>
              <table:table-cell office:value-type="float" office:value="1410.55">
                <text:p>1410.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65">
                <text:p>8065</text:p>
              </table:table-cell>
              <table:table-cell office:value-type="float" office:value="1414.28">
                <text:p>1414.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129">
                <text:p>8129</text:p>
              </table:table-cell>
              <table:table-cell office:value-type="float" office:value="1411.9">
                <text:p>1411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193">
                <text:p>8193</text:p>
              </table:table-cell>
              <table:table-cell office:value-type="float" office:value="1416.45">
                <text:p>1416.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57">
                <text:p>8257</text:p>
              </table:table-cell>
              <table:table-cell office:value-type="float" office:value="1412.12">
                <text:p>1412.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21">
                <text:p>8321</text:p>
              </table:table-cell>
              <table:table-cell office:value-type="float" office:value="1412.44">
                <text:p>1412.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385">
                <text:p>8385</text:p>
              </table:table-cell>
              <table:table-cell office:value-type="float" office:value="1416.09">
                <text:p>1416.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49">
                <text:p>8449</text:p>
              </table:table-cell>
              <table:table-cell office:value-type="float" office:value="1411.22">
                <text:p>1411.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13">
                <text:p>8513</text:p>
              </table:table-cell>
              <table:table-cell office:value-type="float" office:value="1415.92">
                <text:p>1415.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77">
                <text:p>8577</text:p>
              </table:table-cell>
              <table:table-cell office:value-type="float" office:value="1410.79">
                <text:p>1410.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41">
                <text:p>8641</text:p>
              </table:table-cell>
              <table:table-cell office:value-type="float" office:value="1410.2">
                <text:p>1410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705">
                <text:p>8705</text:p>
              </table:table-cell>
              <table:table-cell office:value-type="float" office:value="1409.71">
                <text:p>1409.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769">
                <text:p>8769</text:p>
              </table:table-cell>
              <table:table-cell office:value-type="float" office:value="1415.39">
                <text:p>1415.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33">
                <text:p>8833</text:p>
              </table:table-cell>
              <table:table-cell office:value-type="float" office:value="1410.14">
                <text:p>1410.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97">
                <text:p>8897</text:p>
              </table:table-cell>
              <table:table-cell office:value-type="float" office:value="1416.07">
                <text:p>1416.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61">
                <text:p>8961</text:p>
              </table:table-cell>
              <table:table-cell office:value-type="float" office:value="1411.13">
                <text:p>1411.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25">
                <text:p>9025</text:p>
              </table:table-cell>
              <table:table-cell office:value-type="float" office:value="1414.9">
                <text:p>1414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89">
                <text:p>9089</text:p>
              </table:table-cell>
              <table:table-cell office:value-type="float" office:value="1410.74">
                <text:p>1410.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53">
                <text:p>9153</text:p>
              </table:table-cell>
              <table:table-cell office:value-type="float" office:value="1415.57">
                <text:p>1415.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17">
                <text:p>9217</text:p>
              </table:table-cell>
              <table:table-cell office:value-type="float" office:value="1409.42">
                <text:p>1409.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81">
                <text:p>9281</text:p>
              </table:table-cell>
              <table:table-cell office:value-type="float" office:value="1412.42">
                <text:p>1412.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45">
                <text:p>9345</text:p>
              </table:table-cell>
              <table:table-cell office:value-type="float" office:value="1411.36">
                <text:p>1411.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09">
                <text:p>9409</text:p>
              </table:table-cell>
              <table:table-cell office:value-type="float" office:value="1416.72">
                <text:p>1416.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73">
                <text:p>9473</text:p>
              </table:table-cell>
              <table:table-cell office:value-type="float" office:value="1415.68">
                <text:p>1415.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37">
                <text:p>9537</text:p>
              </table:table-cell>
              <table:table-cell office:value-type="float" office:value="1410.83">
                <text:p>1410.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601">
                <text:p>9601</text:p>
              </table:table-cell>
              <table:table-cell office:value-type="float" office:value="1415.17">
                <text:p>1415.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65">
                <text:p>9665</text:p>
              </table:table-cell>
              <table:table-cell office:value-type="float" office:value="1411.03">
                <text:p>1411.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29">
                <text:p>9729</text:p>
              </table:table-cell>
              <table:table-cell office:value-type="float" office:value="1415.35">
                <text:p>1415.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93">
                <text:p>9793</text:p>
              </table:table-cell>
              <table:table-cell office:value-type="float" office:value="1410.6">
                <text:p>1410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57">
                <text:p>9857</text:p>
              </table:table-cell>
              <table:table-cell office:value-type="float" office:value="1416.1">
                <text:p>1416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21">
                <text:p>9921</text:p>
              </table:table-cell>
              <table:table-cell office:value-type="float" office:value="1411.13">
                <text:p>1411.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85">
                <text:p>9985</text:p>
              </table:table-cell>
              <table:table-cell office:value-type="float" office:value="1415.83">
                <text:p>1415.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49">
                <text:p>10049</text:p>
              </table:table-cell>
              <table:table-cell office:value-type="float" office:value="1412.22">
                <text:p>1412.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113">
                <text:p>10113</text:p>
              </table:table-cell>
              <table:table-cell office:value-type="float" office:value="1415.39">
                <text:p>1415.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77">
                <text:p>10177</text:p>
              </table:table-cell>
              <table:table-cell office:value-type="float" office:value="1416.67">
                <text:p>1416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